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Δ</mo>
      <msub>
        <mi>q</mi>
        <mi>i</mi>
      </msub>
      <mo stretchy="false">Δ</mo>
      <mrow>
        <msub>
          <mi>p</mi>
          <mi>i</mi>
        </msub>
        <mo stretchy="false">⩾</mo>
        <mfrac>
          <mo stretchy="false">ℏ</mo>
          <mn>2</mn>
        </mfrac>
      </mrow>
      <mi>;</mi>
      <mrow>
        <mi>i</mi>
        <mo stretchy="false">=</mo>
        <mn>1,2</mn>
      </mrow>
      <mi>,</mi>
      <mo stretchy="false">…</mo>
      <mi>,</mi>
      <mi>s</mi>
    </mrow>
    <annotation encoding="StarMath 5.0">%DELTA q_i %DELTA p_i geslant hbar over 2 ; i = 1,2,dotslow ,s</annotation>
  </semantics>
</math>
</file>